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d4731" officeooo:paragraph-rsid="000d4731"/>
    </style:style>
    <style:style style:name="P2" style:family="paragraph" style:parent-style-name="Standard">
      <style:paragraph-properties fo:text-align="justify" style:justify-single-word="false"/>
      <style:text-properties officeooo:rsid="000ea0bb" officeooo:paragraph-rsid="000ea0bb"/>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ff1cc" officeooo:paragraph-rsid="000ff1cc"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normal" officeooo:rsid="000ff1cc" officeooo:paragraph-rsid="000ff1cc"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normal" officeooo:rsid="001133bc" officeooo:paragraph-rsid="001133bc" style:font-weight-asian="normal" style:font-weight-complex="normal"/>
    </style:style>
    <style:style style:name="P6" style:family="paragraph" style:parent-style-name="Standard">
      <style:paragraph-properties fo:text-align="justify" style:justify-single-word="false"/>
      <style:text-properties style:text-underline-style="solid" style:text-underline-width="auto" style:text-underline-color="font-color" fo:font-weight="normal" officeooo:rsid="0012621b" officeooo:paragraph-rsid="0012621b" style:font-weight-asian="normal" style:font-weight-complex="normal"/>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18f9bc" officeooo:paragraph-rsid="0018f9bc"/>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1ab9d0" officeooo:paragraph-rsid="001ab9d0"/>
    </style:style>
    <style:style style:name="P9" style:family="paragraph" style:parent-style-name="Standard">
      <style:paragraph-properties fo:text-align="justify" style:justify-single-word="false"/>
      <style:text-properties style:text-underline-style="none" fo:font-weight="normal" officeooo:rsid="000ff1cc" officeooo:paragraph-rsid="000ff1cc"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133bc" officeooo:paragraph-rsid="001133bc"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2621b" officeooo:paragraph-rsid="0012621b" style:font-weight-asian="normal" style:font-weight-complex="normal"/>
    </style:style>
    <style:style style:name="P12"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ff1cc" officeooo:paragraph-rsid="000ff1cc"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1de07" officeooo:paragraph-rsid="0011de07"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2621b" officeooo:paragraph-rsid="0012621b"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43f44" officeooo:paragraph-rsid="00143f44"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86120" officeooo:paragraph-rsid="00186120"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bde27" officeooo:paragraph-rsid="001bde27"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d15ba" officeooo:paragraph-rsid="001d15ba"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ff1cc" officeooo:paragraph-rsid="000ff1c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ab9d0" officeooo:paragraph-rsid="001ab9d0"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e870c" officeooo:paragraph-rsid="001e870c"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3c279" officeooo:paragraph-rsid="0023c279"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9d048" officeooo:paragraph-rsid="0029d048"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a268c" officeooo:paragraph-rsid="002a268c"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d79af" officeooo:paragraph-rsid="001d79a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65a1e" officeooo:paragraph-rsid="00265a1e"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32d600" officeooo:paragraph-rsid="0032d600"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style:text-underline-style="solid" style:text-underline-width="auto" style:text-underline-color="font-color" officeooo:rsid="002d4ac2" officeooo:paragraph-rsid="002d4ac2" style:font-size-asian="14pt" style:font-size-complex="14pt"/>
    </style:style>
    <style:style style:name="P29" style:family="paragraph" style:parent-style-name="Standard">
      <style:paragraph-properties fo:text-align="justify" style:justify-single-word="false"/>
      <style:text-properties fo:font-size="12pt" style:text-underline-style="none" fo:font-weight="normal" officeooo:rsid="0011de07" officeooo:paragraph-rsid="0011de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2621b" officeooo:paragraph-rsid="0012621b"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143f44" officeooo:paragraph-rsid="00143f4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14dd1e" officeooo:paragraph-rsid="0014dd1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bde27" officeooo:paragraph-rsid="001bde2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d15ba" officeooo:paragraph-rsid="001d15b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6b810" officeooo:paragraph-rsid="0014dd1e"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6b810" officeooo:paragraph-rsid="0016b81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86120" officeooo:paragraph-rsid="0018612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8f9bc" officeooo:paragraph-rsid="00186120"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18f9bc" officeooo:paragraph-rsid="0018f9b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1ab9d0" officeooo:paragraph-rsid="0018f9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1ab9d0" officeooo:paragraph-rsid="001ab9d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1b889b" officeooo:paragraph-rsid="001b889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1d79af" officeooo:paragraph-rsid="001d79a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1e2995" officeooo:paragraph-rsid="001e2995"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1e870c" officeooo:paragraph-rsid="001e870c"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23c279" officeooo:paragraph-rsid="0023c27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260a24" officeooo:paragraph-rsid="00260a2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265a1e" officeooo:paragraph-rsid="00265a1e"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2d98d3" officeooo:paragraph-rsid="002d98d3"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2e92f2" officeooo:paragraph-rsid="002e92f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27e818" officeooo:paragraph-rsid="00265a1e"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27e818" officeooo:paragraph-rsid="0027e818"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29c65f" officeooo:paragraph-rsid="0029c65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2a268c" officeooo:paragraph-rsid="002a268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2c1c8f" officeooo:paragraph-rsid="002c1c8f"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2d4ac2" officeooo:paragraph-rsid="002d4ac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2fa5a6" officeooo:paragraph-rsid="002fa5a6"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3162de" officeooo:paragraph-rsid="003162de"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32d600" officeooo:paragraph-rsid="003162de"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style:text-underline-style="none" fo:font-weight="normal" officeooo:rsid="0032d600" officeooo:paragraph-rsid="0032d600"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none" fo:font-weight="normal" officeooo:rsid="003373dd" officeooo:paragraph-rsid="003373dd"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style:text-underline-style="none" fo:font-weight="normal" officeooo:rsid="001bde27" officeooo:paragraph-rsid="001bde2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style:text-underline-style="none" fo:font-weight="normal" officeooo:rsid="001d15ba" officeooo:paragraph-rsid="001d15ba"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style:text-underline-style="none" fo:font-weight="normal" officeooo:rsid="001d79af" officeooo:paragraph-rsid="001d79af"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style:text-underline-style="none" fo:font-weight="bold" officeooo:rsid="001b889b" officeooo:paragraph-rsid="001b889b" style:font-size-asian="10.5pt" style:font-weight-asian="bold" style:font-size-complex="12pt" style:font-weight-complex="bold"/>
    </style:style>
    <style:style style:name="P66" style:family="paragraph" style:parent-style-name="Standard">
      <style:paragraph-properties fo:text-align="justify" style:justify-single-word="false"/>
      <style:text-properties fo:font-size="12pt" style:text-underline-style="none" fo:font-weight="bold" officeooo:rsid="001bde27" officeooo:paragraph-rsid="001bde27" style:font-size-asian="10.5pt" style:font-weight-asian="bold" style:font-size-complex="12pt" style:font-weight-complex="bold"/>
    </style:style>
    <style:style style:name="P67" style:family="paragraph" style:parent-style-name="Standard">
      <style:paragraph-properties fo:text-align="justify" style:justify-single-word="false"/>
      <style:text-properties fo:font-size="12pt" style:text-underline-style="none" officeooo:rsid="001b889b" officeooo:paragraph-rsid="001b889b" style:font-size-asian="10.5pt" style:font-size-complex="12pt"/>
    </style:style>
    <style:style style:name="P68" style:family="paragraph" style:parent-style-name="Standard">
      <style:paragraph-properties fo:text-align="justify" style:justify-single-word="false"/>
      <style:text-properties fo:font-size="12pt" style:text-underline-style="none" officeooo:rsid="001d79af" officeooo:paragraph-rsid="001d79af" style:font-size-asian="10.5pt" style:font-size-complex="12pt"/>
    </style:style>
    <style:style style:name="P69" style:family="paragraph" style:parent-style-name="Standard">
      <style:paragraph-properties fo:text-align="justify" style:justify-single-word="false"/>
      <style:text-properties fo:font-size="12pt" style:text-underline-style="none" officeooo:rsid="002a268c" officeooo:paragraph-rsid="002a268c" style:font-size-asian="10.5pt" style:font-size-complex="12pt"/>
    </style:style>
    <style:style style:name="P7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2621b" officeooo:paragraph-rsid="0012621b"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2621b" officeooo:paragraph-rsid="0012621b"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43f44" officeooo:paragraph-rsid="00143f44"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4dd1e" officeooo:paragraph-rsid="0021f894"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6b810" officeooo:paragraph-rsid="0016b810"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86120" officeooo:paragraph-rsid="00186120"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8f9bc" officeooo:paragraph-rsid="0018f9bc"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d15ba" officeooo:paragraph-rsid="001d15ba"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f9258" officeooo:paragraph-rsid="001f925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b889b" officeooo:paragraph-rsid="001b889b"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e2995" officeooo:paragraph-rsid="001e2995"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3162de" officeooo:paragraph-rsid="003162de"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bde27" officeooo:paragraph-rsid="001bde2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d79af" officeooo:paragraph-rsid="001d79af"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style:text-underline-style="solid" style:text-underline-width="auto" style:text-underline-color="font-color" officeooo:rsid="001e2995" officeooo:paragraph-rsid="001e2995" style:font-size-asian="10.5pt" style:font-size-complex="12pt"/>
    </style:style>
    <style:style style:name="P85" style:family="paragraph" style:parent-style-name="Standard">
      <style:paragraph-properties fo:text-align="justify" style:justify-single-word="false"/>
      <style:text-properties officeooo:paragraph-rsid="0018f9bc"/>
    </style:style>
    <style:style style:name="P86" style:family="paragraph" style:parent-style-name="Standard">
      <style:paragraph-properties fo:text-align="justify" style:justify-single-word="false"/>
      <style:text-properties officeooo:paragraph-rsid="001d15ba"/>
    </style:style>
    <style:style style:name="P87" style:family="paragraph" style:parent-style-name="Standard">
      <style:paragraph-properties fo:text-align="justify" style:justify-single-word="false"/>
      <style:text-properties officeooo:paragraph-rsid="00265a1e"/>
    </style:style>
    <style:style style:name="P88" style:family="paragraph" style:parent-style-name="Standard">
      <style:paragraph-properties fo:text-align="justify" style:justify-single-word="false"/>
      <style:text-properties officeooo:rsid="001d79af" officeooo:paragraph-rsid="001d79af"/>
    </style:style>
    <style:style style:name="P89" style:family="paragraph" style:parent-style-name="Standard">
      <style:paragraph-properties fo:text-align="justify" style:justify-single-word="false"/>
      <style:text-properties fo:font-size="12pt" style:text-underline-style="none" fo:font-weight="bold" officeooo:rsid="001bde27" officeooo:paragraph-rsid="001bde27" style:font-size-asian="10.5pt" style:font-weight-asian="bold" style:font-size-complex="12pt" style:font-weight-complex="bold"/>
    </style:style>
    <style:style style:name="T1" style:family="text">
      <style:text-properties officeooo:rsid="000ea0b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1e2995" style:font-weight-asian="normal" style:font-weight-complex="normal"/>
    </style:style>
    <style:style style:name="T6" style:family="text">
      <style:text-properties style:text-underline-style="none"/>
    </style:style>
    <style:style style:name="T7" style:family="text">
      <style:text-properties style:text-underline-style="none" officeooo:rsid="00143f44"/>
    </style:style>
    <style:style style:name="T8" style:family="text">
      <style:text-properties style:text-underline-style="none" officeooo:rsid="0016b810"/>
    </style:style>
    <style:style style:name="T9" style:family="text">
      <style:text-properties style:text-underline-style="none" officeooo:rsid="00186120"/>
    </style:style>
    <style:style style:name="T10" style:family="text">
      <style:text-properties style:text-underline-style="none" officeooo:rsid="0018f9bc"/>
    </style:style>
    <style:style style:name="T11" style:family="text">
      <style:text-properties style:text-underline-style="none"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186120"/>
    </style:style>
    <style:style style:name="T14" style:family="text">
      <style:text-properties officeooo:rsid="0018f9bc"/>
    </style:style>
    <style:style style:name="T15" style:family="text">
      <style:text-properties fo:font-size="12pt" style:text-underline-style="none" fo:font-weight="normal" style:font-size-asian="10.5pt" style:font-weight-asian="normal" style:font-size-complex="12pt" style:font-weight-complex="normal"/>
    </style:style>
    <style:style style:name="T16" style:family="text">
      <style:text-properties fo:font-size="12pt" style:text-underline-style="none" fo:font-weight="normal" officeooo:rsid="0018f9bc" style:font-size-asian="10.5pt" style:font-weight-asian="normal" style:font-size-complex="12pt" style:font-weight-complex="normal"/>
    </style:style>
    <style:style style:name="T17" style:family="text">
      <style:text-properties fo:font-size="12pt" style:text-underline-style="none" fo:font-weight="normal" officeooo:rsid="001ab9d0" style:font-size-asian="10.5pt" style:font-weight-asian="normal" style:font-size-complex="12pt" style:font-weight-complex="normal"/>
    </style:style>
    <style:style style:name="T18" style:family="text">
      <style:text-properties fo:font-size="12pt" style:text-underline-style="none" fo:font-weight="normal" officeooo:rsid="00265a1e" style:font-size-asian="10.5pt" style:font-weight-asian="normal" style:font-size-complex="12pt" style:font-weight-complex="normal"/>
    </style:style>
    <style:style style:name="T19" style:family="text">
      <style:text-properties fo:font-size="12pt" style:text-underline-style="none" fo:font-weight="normal" officeooo:rsid="0027e818" style:font-size-asian="10.5pt" style:font-weight-asian="normal" style:font-size-complex="12pt" style:font-weight-complex="normal"/>
    </style:style>
    <style:style style:name="T20" style:family="text">
      <style:text-properties fo:font-size="12pt" style:text-underline-style="none" fo:font-weight="normal" style:font-size-asian="12pt" style:font-weight-asian="normal" style:font-size-complex="12pt" style:font-weight-complex="normal"/>
    </style:style>
    <style:style style:name="T21" style:family="text">
      <style:text-properties fo:font-size="12pt" style:text-underline-style="none" fo:font-weight="normal" officeooo:rsid="001d15ba" style:font-size-asian="12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18f9bc" style:font-size-asian="10.5pt" style:font-weight-asian="normal" style:font-size-complex="12pt" style:font-weight-complex="normal"/>
    </style:style>
    <style:style style:name="T2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4" style:family="text">
      <style:text-properties fo:font-size="12pt" style:text-underline-style="solid" style:text-underline-width="auto" style:text-underline-color="font-color" fo:font-weight="normal" officeooo:rsid="001d15ba" style:font-size-asian="12pt" style:font-weight-asian="normal" style:font-size-complex="12pt" style:font-weight-complex="normal"/>
    </style:style>
    <style:style style:name="T25" style:family="text">
      <style:text-properties fo:font-size="12pt" style:text-underline-style="solid" style:text-underline-width="auto" style:text-underline-color="font-color" fo:font-weight="normal" officeooo:rsid="001d79af" style:font-size-asian="12pt" style:font-weight-asian="normal" style:font-size-complex="12pt" style:font-weight-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1ab9d0" style:font-size-asian="10.5pt" style:font-weight-asian="normal" style:font-size-complex="12pt"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2c1c8f" style:font-weight-asian="normal" style:font-weight-complex="normal"/>
    </style:style>
    <style:style style:name="T30" style:family="text">
      <style:text-properties officeooo:rsid="00204a86"/>
    </style:style>
    <style:style style:name="T31" style:family="text">
      <style:text-properties officeooo:rsid="0021f894"/>
    </style:style>
    <style:style style:name="T32" style:family="text">
      <style:text-properties officeooo:rsid="00260a24"/>
    </style:style>
    <style:style style:name="T33" style:family="text">
      <style:text-properties officeooo:rsid="00265a1e"/>
    </style:style>
    <style:style style:name="T34" style:family="text">
      <style:text-properties officeooo:rsid="002fa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4">­</text:span>Apuntes para la PEC1: Temas 1 y 2 del manual para ser un buen ministro de economía</text:p>
      <text:p text:style-name="P1">Casos 1-7 asociados a los 2 primeros temas</text:p>
      <text:p text:style-name="P1">Lecturas ECO:</text:p>
      <text:p text:style-name="P1">Inem vs EPA</text:p>
      <text:p text:style-name="P1">Hay vida mas allá de la jornada completa</text:p>
      <text:p text:style-name="P1">Por qué crece la población activa</text:p>
      <text:p text:style-name="P1">La importancia de los ERTEs</text:p>
      <text:p text:style-name="P1">Todo lo que siempre quiso saber sobre el IPC</text:p>
      <text:p text:style-name="P1">Cual es la inflación ideal?</text:p>
      <text:p text:style-name="P1">Venezuela, bajo el yugo de la hiperinflación</text:p>
      <text:p text:style-name="P1">Nos engañan los políticos cua<text:span text:style-name="T1">ndo nos dan datos sobre la inflacion?</text:span></text:p>
      <text:p text:style-name="P2">La locura de las criptomonedas</text:p>
      <text:p text:style-name="P2">la deflacion</text:p>
      <text:p text:style-name="P2">siete falacias sobre la globalizacion y la competitividad algo a cambio de nada?</text:p>
      <text:p text:style-name="P2"/>
      <text:p text:style-name="P12">1.Conceptos económicos básicos</text:p>
      <text:p text:style-name="P3"/>
      <text:p text:style-name="P4">Objetivos:</text:p>
      <text:p text:style-name="P9">-Encuadrar el estudio de la economía para definir la <text:span text:style-name="T2">macroeconomía</text:span> (Política Económica).</text:p>
      <text:p text:style-name="P9">-Presentar el estado del arte en el pensamiento de la disciplina económica.</text:p>
      <text:p text:style-name="P9">-Definir los <text:span text:style-name="T2">conceptos y objetivos macroeconómicos básicos.</text:span></text:p>
      <text:p text:style-name="P4"/>
      <text:p text:style-name="P19">Concepto de economía</text:p>
      <text:p text:style-name="P9"><text:span text:style-name="T2">Definición:</text:span> La economía forma parte de un grupo de materias conocidas como ciencias sociales, que t<text:span text:style-name="T2">ratan del comportamiento de la gente en sociedad</text:span>.</text:p>
      <text:p text:style-name="P4">De qué trata?</text:p>
      <text:p text:style-name="P9">Estudia el <text:span text:style-name="T2">comportamiento humano</text:span> como una <text:span text:style-name="T2">relación entre fines y medios escasos con usos alternativos.</text:span></text:p>
      <text:p text:style-name="P9">Estudia los <text:span text:style-name="T2">mecanismos de producción, intercambio y consumo</text:span> en una estructura social dada.</text:p>
      <text:p text:style-name="P10">Ciencia que e<text:span text:style-name="T2">studia la forma en que los individuos y la sociedad suelen utilizar los recursos que son escasos,</text:span> que podrían tener<text:span text:style-name="T2"> usos alternativos para producir bienes y distribuirlos </text:span>para su consumo <text:span text:style-name="T2">presente o futuro</text:span> entre las diferentes personas y grupos de la sociedad.</text:p>
      <text:p text:style-name="P10"/>
      <text:p text:style-name="P10">La economía trata, en general, de la <text:span text:style-name="T3">lucha por la subsistencia</text:span> de la sociedad.</text:p>
      <text:p text:style-name="P11">Para mucha gente, economía = $</text:p>
      <text:p text:style-name="P11">El <text:span text:style-name="T2">trabajo y los recursos del planeta son limitados</text:span>, pero los <text:span text:style-name="T2">deseos de la humanidad son ilimitados.</text:span></text:p>
      <text:p text:style-name="P6"/>
      <text:p text:style-name="P14">Objetivos</text:p>
      <text:p text:style-name="P30"><text:span text:style-name="T2">Corto plazo:</text:span> Pleno empleo, estabilidad de precios (NO inflación), equilibrio de la balanza de pagos (importaciones/exportaciones)</text:p>
      <text:p text:style-name="P30"/>
      <text:p text:style-name="P71">Largo plazo:<text:span text:style-name="T6"> Crecimiento económico, distribución equitativa de la renta, eficiencia (NO malgasto)</text:span></text:p>
      <text:p text:style-name="P30"/>
      <text:p text:style-name="P71">Más:<text:span text:style-name="T6"> Libertad y seguridad económicas, protección del medio ambiente</text:span></text:p>
      <text:p text:style-name="P5"/>
      <text:p text:style-name="P13">Áreas que abarca la economía</text:p>
      <text:p text:style-name="P29">Todo aquello que referencia a cómo nos hemos ido organizando para <text:span text:style-name="T2">tener una vida más cómoda</text:span>.</text:p>
      <text:p text:style-name="P29">(sofisticación creciente)</text:p>
      <text:p text:style-name="P29">Trueque-dinero-tarjetas (métodos de pago)</text:p>
      <text:p text:style-name="P29">Organización empresarial, sistemas bancarios, importaciones/exportaciones, subvenciones, impuestos, organizaciones gubernamentales, trabajo/desempleo,ocio…</text:p>
      <text:p text:style-name="P29"/>
      <text:p text:style-name="P29"><text:soft-page-break/>Pero también se pregunta por una serie de fenómenos angustiantes:</text:p>
      <text:p text:style-name="P29">-Por qué los precios aumentan sin cesar (inflación)</text:p>
      <text:p text:style-name="P29">-Por qué pagamos tantos impuestos?</text:p>
      <text:p text:style-name="P29">-Por qué hoy en día es tan difícil encontrar trabajo?</text:p>
      <text:p text:style-name="P29">-Por qué la economía entra en recesiones continuamente cuando no ocurre nada fuera de lo común?</text:p>
      <text:p text:style-name="P29">-Por qué hay crisis?</text:p>
      <text:p text:style-name="P29"/>
      <text:p text:style-name="P70">LA ECONOMÍA ES EL ESTUDIO DE LO QUE HACEN LOS INDIVIDUOS PARA VIVIR MEJOR</text:p>
      <text:p text:style-name="P70"/>
      <text:p text:style-name="P14">Tipos de economía</text:p>
      <text:p text:style-name="P71">Positiva (Teoría económica):<text:span text:style-name="T6"> Describe, explica y predice la conducta económica a través de hechos: P</text:span><text:span text:style-name="T7">ro</text:span><text:span text:style-name="T6">ducción, inflación…</text:span></text:p>
      <text:p text:style-name="P31">Por qué ocurren estos fenómenos? Ej: Cómo afecta la tasa de paro a la inflación?</text:p>
      <text:p text:style-name="P31"/>
      <text:p text:style-name="P72">Normativa (Política económica):<text:span text:style-name="T6"> <text:s/>Se pregunta cómo mejorar los resultados económicos actuales a través de preguntas.</text:span></text:p>
      <text:p text:style-name="P31">Cómo deberían ser las cosas? Cómo deberían hacerse? Ej: Cuál es el nivel máximo de inflación tolerable?</text:p>
      <text:p text:style-name="P31"/>
      <text:p text:style-name="P31">PIB → Producto Interior Bruto (Indicador de crecimiento de un país, en uso desde la WW2, ahora ya no importa tanto).</text:p>
      <text:p text:style-name="P31"/>
      <text:p text:style-name="P78">Caso 1:<text:span text:style-name="T6"> Para diferenciar los objetivos de política económica con los instrumentos de política económica.</text:span></text:p>
      <text:p text:style-name="P31"/>
      <text:p text:style-name="P15">Instrumentos económicos</text:p>
      <text:p text:style-name="P31">Los 3 problemas que realmente importan en la economía:</text:p>
      <text:p text:style-name="P31">El bienestar de un individuo tiene muchas cosas en común con el bienestar de una sociedad.</text:p>
      <text:p text:style-name="P32">1. Productividad</text:p>
      <text:p text:style-name="P32">2. Distribución del dinero</text:p>
      <text:p text:style-name="P32">3. Desempleo</text:p>
      <text:p text:style-name="P32"/>
      <text:p text:style-name="P32">Si se cumplen, todo irá bien. Lo malo es que muchos negocios no se fijan. Hay muchos otros problemas, como la inflación o el correcto estado de los mercados financieros, pero éstos no hacen mucho daño al país en comparación con los otros 3.</text:p>
      <text:p text:style-name="P32"/>
      <text:p text:style-name="P73">Indirectos<text:span text:style-name="T30">(Modifican variables </text:span><text:span text:style-name="T31">económicas que influyen en la conducta de los agentes económicos)</text:span>:<text:span text:style-name="T6"> </text:span><text:span text:style-name="T8">Política fiscal (Impuestos/ Gasto público), Política monetaria(Impresión de dinero, tipos de interés, inversiones, préstamos). Tipo de cambio</text:span></text:p>
      <text:p text:style-name="P35"/>
      <text:p text:style-name="P74">Directos <text:span text:style-name="T31">(Actúan directamente modificando la actividad económica)</text:span>:<text:span text:style-name="T6"> Nacionalización/Privatización de empresas. Créditos, subvenciones…</text:span></text:p>
      <text:p text:style-name="P36"/>
      <text:p text:style-name="P74">Agentes de la política económica:<text:span text:style-name="T6"> Partidos políticos (xd), empresas, sindicatos, opinión pública</text:span></text:p>
      <text:p text:style-name="P36"/>
      <text:p text:style-name="P74">Paraísos fiscales:<text:span text:style-name="T6"> </text:span><text:span text:style-name="T9">Países donde los i</text:span><text:span text:style-name="T13">mpuestos sobre la renta son bajísimos</text:span><text:span text:style-name="T9">. Recaudan gracias al consumo.</text:span></text:p>
      <text:p text:style-name="P72"/>
      <text:p text:style-name="P72"/>
      <text:p text:style-name="P72"/>
      <text:p text:style-name="P72"/>
      <text:p text:style-name="P72"><text:soft-page-break/></text:p>
      <text:p text:style-name="P16">Más conceptos económicos</text:p>
      <text:p text:style-name="P75">Pleno empleo:<text:span text:style-name="T6"> El desempleo empieza a preocupar a las economías occidentales a partir del crack del 29 (Crisis de Wall St.). </text:span>Es un objetivo de la humanidad, ya que el desempleo es un desperdicio grandísimo<text:span text:style-name="T6">, ya que </text:span>millones de personas no producen y pierden su valioso tiempo en ocio involuntario<text:span text:style-name="T6">. Aquellos que no encuentran empleo sufren frustraciones que deterioran su nivel de capacitación.</text:span></text:p>
      <text:p text:style-name="P37"/>
      <text:p text:style-name="P75">Depresión:<text:span text:style-name="T6"> </text:span>Periodo amplio de desempleo masivo y <text:span text:style-name="T14">exceso de potencial de producción</text:span><text:span text:style-name="T10"> (capacidad instalada). </text:span><text:span text:style-name="T14">Bajo nivel de demanda en relación con la capacidad productiva</text:span><text:span text:style-name="T10">. Esto implicará </text:span><text:span text:style-name="T14">desempleo y grandes cantidades de stock sin nadie que los quiera comprar</text:span><text:span text:style-name="T10">.</text:span></text:p>
      <text:p text:style-name="P38"/>
      <text:p text:style-name="P76">Recesión:<text:span text:style-name="T6"> Movimiento cíclico descendente de la economía durante al menos 2 trimestres de continua disminución del PIB. Baja el comercio.</text:span></text:p>
      <text:p text:style-name="P39"/>
      <text:p text:style-name="P76">Población activa:<text:span text:style-name="T6"> Personas </text:span>mayores de 16 años, aptos física y mentalmente para trabajar, que poseen empleo o lo están buscando.</text:p>
      <text:p text:style-name="P39"/>
      <text:p text:style-name="P85"><text:span text:style-name="T22">Población ocupada:</text:span><text:span text:style-name="T16"> </text:span><text:span text:style-name="T22">Subconjunto</text:span><text:span text:style-name="T16"> de personas pertenecientes a la </text:span><text:span text:style-name="T22">población activa que ya poseen trabajo.</text:span></text:p>
      <text:p text:style-name="P39"/>
      <text:p text:style-name="P7"><text:span text:style-name="T26">Población inactiva:</text:span><text:span text:style-name="T15"> </text:span><text:span text:style-name="T17">Lo contrario de la activa: Personas </text:span><text:span text:style-name="T27">mayores de 16 años</text:span><text:span text:style-name="T17"> que </text:span><text:span text:style-name="T27">no tienen trabajo ni lo están buscando.</text:span></text:p>
      <text:p text:style-name="P40"/>
      <text:p text:style-name="P8"><text:span text:style-name="T26">Población en paro/desempleada:</text:span><text:span text:style-name="T15"> Personas que </text:span><text:span text:style-name="T26">teniendo la edad y capacidades necesarias para trabajar, busca trabajo y no lo encuentra.</text:span></text:p>
      <text:p text:style-name="P41"/>
      <text:p text:style-name="P20">Datos de empleo en España:</text:p>
      <text:p text:style-name="P79">EPA(Encuesta de población activa)</text:p>
      <text:p text:style-name="P79"/>
      <text:p text:style-name="P79">SEPE(Servicio Público de Empleo)</text:p>
      <text:p text:style-name="P79"/>
      <text:p text:style-name="P79">Altas/Bajas SS</text:p>
      <text:p text:style-name="P79"/>
      <text:p text:style-name="P79">INEM (Instituto Nacional de Empleo)/SCO (Cataluña)</text:p>
      <text:p text:style-name="P79"/>
      <text:p text:style-name="P42">Tenemos que hacer caso mayoritariamente a la EPA, ya que no siempre el aumento de empleo corresponde a un aumento de altas en la SS y al revés. </text:p>
      <text:p text:style-name="P42"/>
      <text:p text:style-name="P67"><text:span text:style-name="T28">Esto sucede gracias a la </text:span><text:span text:style-name="T3">economía sumergida</text:span><text:span text:style-name="T28">, donde </text:span><text:span text:style-name="T4">la gente trabaja “en negro”, sin estar contratados ni tener alta en la seguridad social.</text:span></text:p>
      <text:p text:style-name="P79"/>
      <text:p text:style-name="P65">Tasa de paro = Población en paro/población activa (%)</text:p>
      <text:p text:style-name="P65"/>
      <text:p text:style-name="P65">Tasa de ocupación = Población ocupada/población activa (%), es decir, 1/tasa de paro</text:p>
      <text:p text:style-name="P42"/>
      <text:p text:style-name="P33">El pleno empleo no significa que el 100% de la población activa tenga trabajo, ya que hay gente que estudia o que tiene algún tipo de discapacidad que les dificulta el trabajo.</text:p>
      <text:p text:style-name="P33"/>
      <text:p text:style-name="P66">Tasa de actividad = población activa &lt;16 años/población activa con capacidades para trabajar (%)</text:p>
      <text:p text:style-name="P66"/>
      <text:p text:style-name="P17"><text:soft-page-break/>Tipos de paro</text:p>
      <text:p text:style-name="P82">Cíclico:<text:span text:style-name="T6"> Desempleo ocasionado por las </text:span>fluctuaciones económicas<text:span text:style-name="T6"> (recesiones, depresiones).</text:span></text:p>
      <text:p text:style-name="P62"/>
      <text:p text:style-name="P82">Estructural:<text:span text:style-name="T6"> Cuando la l</text:span>ocalización y los conocimientos del trabajador no se ajustan a los trabajos disponibles<text:span text:style-name="T6"> (ej: granjero buscando trabajo en una gran ciudad, oficinista buscando trabajo en un pueblo).</text:span></text:p>
      <text:p text:style-name="P62"/>
      <text:p text:style-name="P82">Friccional:<text:span text:style-name="T6"> Asociado a la gente que </text:span>busca su primer empleo<text:span text:style-name="T6">, o que </text:span>deja el que tiene para buscar otro.</text:p>
      <text:p text:style-name="P62"/>
      <text:p text:style-name="P82">Estacional:<text:span text:style-name="T6"> Dependiente de los </text:span>factores climatológicos<text:span text:style-name="T6"> (ej: camareros en verano, profesores de esquí en invierno).</text:span></text:p>
      <text:p text:style-name="P62"/>
      <text:p text:style-name="P63">Productividad: Índice económico que relaciona la producción de un país con los recursos empleados para obtener dicha producción.</text:p>
      <text:p text:style-name="P63"><text:tab/></text:p>
      <text:p text:style-name="P63"><text:tab/><text:tab/>P = producción/recursos disponibles</text:p>
      <text:p text:style-name="P63">España es el segundo país de la Unión Europea con más desempleo. </text:p>
      <text:p text:style-name="P63">Los principales problemas son los trabajos a tiempo parcial, ya que si 2 o más personas cubren una jornada a tiempo completo, quiere decir que cuentan sólo como una persona, es decir, que el desempleo sube hasta el 50%. Éstos son muy poco retribuidos, casi por debajo del SMI.</text:p>
      <text:p text:style-name="P63"/>
      <text:p text:style-name="P18">Estabilidad de precios</text:p>
      <text:p text:style-name="P34">En una economía global, no es posible que todos aumentemos sistemáticamente el precio de nuestros productos y que todo siga estable.</text:p>
      <text:p text:style-name="P34">Causas:</text:p>
      <text:p text:style-name="P34"/>
      <text:p text:style-name="P77">Inflación:<text:span text:style-name="T6"> </text:span>Aumento <text:span text:style-name="T12">sostenido</text:span><text:span text:style-name="T6"> del precio de los productos.</text:span></text:p>
      <text:p text:style-name="P77">Deflación:<text:span text:style-name="T6"> </text:span>Disminución <text:span text:style-name="T12">sostenida</text:span><text:span text:style-name="T6"> del precio de los productos.</text:span></text:p>
      <text:p text:style-name="P63"/>
      <text:p text:style-name="P63">A diferencia de una subida/bajada de precios temporal, ya sea por algún fenómeno externo que afecte a la demanda, esto es sostenido, es decir, va subiendo/bajando continuamente. </text:p>
      <text:p text:style-name="P63"/>
      <text:p text:style-name="P86"><text:span text:style-name="T21">La inflación es </text:span><text:span text:style-name="T24">tan perjudicial para la economía como el desempleo</text:span><text:span text:style-name="T21">, pero no se ve a simple vista. </text:span><text:span text:style-name="T24">Si aumenta el precio de un producto, el comprador </text:span><text:span text:style-name="T25">tiene que pagar</text:span><text:span text:style-name="T24"> más dinero, </text:span><text:span text:style-name="T25">pero</text:span><text:span text:style-name="T24"> el </text:span><text:span text:style-name="T25">vendedor gana más.</text:span></text:p>
      <text:p text:style-name="P64">Inflación máxima anual recomendada = 1 o 2%, ya que así se pueden ajustar las subidas de precio repentinas sin afectar en gran medida a la tasa de ocupación. También, si se entra en una espiral inflacionista, es muy difícil salir.</text:p>
      <text:p text:style-name="P88"><text:span text:style-name="T20">Tasas de inflación </text:span><text:span text:style-name="T23">&gt;10% son una amenaza social.</text:span></text:p>
      <text:p text:style-name="P83"/>
      <text:p text:style-name="P64">Este 2020 terminamos con un -0,5% de inflación. En el año 1977, la inflación se situó en un +26,4%.</text:p>
      <text:p text:style-name="P64"/>
      <text:p text:style-name="P25">Causas de la inflación</text:p>
      <text:p text:style-name="P43">Diferentes procesos económicos que conducen a la inflación de un país.</text:p>
      <text:p text:style-name="P43"/>
      <text:p text:style-name="P68"><text:span text:style-name="T4">Inflación de demanda </text:span><text:span text:style-name="T5">(demand pull)</text:span><text:span text:style-name="T4">:</text:span><text:span text:style-name="T28"> Cuando </text:span><text:span text:style-name="T4">aumenta la demanda general de bienes sin que el sector productivo haya tenido tiempo de adaptar la cantidad de bienes disponibles</text:span><text:span text:style-name="T28"> a la demanda existente.</text:span></text:p>
      <text:p text:style-name="P43">Es relativamente fácil de solucionar. Ej: papel higiénico, mascarillas al inicio de la pandemia.</text:p>
      <text:p text:style-name="P43"/>
      <text:p text:style-name="P84"><text:soft-page-break/><text:span text:style-name="T28">Inflación de oferta (cost push):</text:span><text:span text:style-name="T11"> Cuando el c</text:span><text:span text:style-name="T28">osto de la mano de obra o el de los recursos se encarece. El aumento de los costes de la producción lleva a un aumento de los precios.</text:span><text:span text:style-name="T11"> También ocurre tras una caída de la oferta. Produce </text:span><text:span text:style-name="T12">estanflación</text:span><text:span text:style-name="T11"> (inflación de oferta+desempleo).</text:span></text:p>
      <text:p text:style-name="P44"/>
      <text:p text:style-name="P44"/>
      <text:p text:style-name="P44"/>
      <text:p text:style-name="P84"><text:span text:style-name="T28">Estanflación (stagflation):</text:span><text:span text:style-name="T11"> Combina </text:span><text:span text:style-name="T28">recesión</text:span><text:span text:style-name="T11"> (estancamiento) e </text:span><text:span text:style-name="T28">inflación</text:span><text:span text:style-name="T11">. </text:span><text:span text:style-name="T28">El alza de precios, el aumento del desempleo y el estancamiento económico suceden simultáneamente</text:span><text:span text:style-name="T11">, conduciendo a una </text:span><text:span text:style-name="T28">crisis</text:span><text:span text:style-name="T11">.</text:span></text:p>
      <text:p text:style-name="P44">Es difícil de solucionar y socialmente muy costosa.</text:p>
      <text:p text:style-name="P44"/>
      <text:p text:style-name="P84"><text:span text:style-name="T28">Inflación autoconstruida (Built-in inflation):</text:span><text:span text:style-name="T11"> </text:span><text:span text:style-name="T28">Previsión del aumento futuro de los productos</text:span><text:span text:style-name="T11">, compra masiva y generación de demanda extremadamente veloz.</text:span></text:p>
      <text:p text:style-name="P44"/>
      <text:p text:style-name="P84"><text:span text:style-name="T28">Inflación subyacente (core inflation):</text:span><text:span text:style-name="T11"> Inflación </text:span><text:span text:style-name="T28">reflejada por el IPC</text:span><text:span text:style-name="T11"> (Índice de Precios al Consumo), sin contar productos energéticos (petróleo) y alimentos sin elaborar (maíz, arroz), cuyos precios </text:span><text:span text:style-name="T28">fluctuan debido a conflictos internacionales o malas cosechas.</text:span></text:p>
      <text:p text:style-name="P44"/>
      <text:p text:style-name="P84"><text:span text:style-name="T28">Inflación interanual:</text:span><text:span text:style-name="T11"> Medida de la </text:span><text:span text:style-name="T28">inflación de los últimos 12 meses.</text:span></text:p>
      <text:p text:style-name="P80"/>
      <text:p text:style-name="P84"><text:span text:style-name="T28">Hiperinflación:</text:span><text:span text:style-name="T11"> Aumento del precio velozmente del 100%, 1000% o más </text:span></text:p>
      <text:p text:style-name="P44"/>
      <text:p text:style-name="P21">Trastornos económicos causados por los procesos hiperinflacionarios</text:p>
      <text:p text:style-name="P45">-Cambios en el comportamiento social: el dinero pierde rápidamente capacidad de compra. La gente compra masivamente y se genera escasez.</text:p>
      <text:p text:style-name="P45">-Fuga de capitales (para protegerse).</text:p>
      <text:p text:style-name="P45">-Uso de otras divisas como fuente de pago.</text:p>
      <text:p text:style-name="P45">-Falsas creencias de beneficios en empresas cuando en realidad son pérdidas.</text:p>
      <text:p text:style-name="P45">-El precio ya no refleja la situación de mercado.</text:p>
      <text:p text:style-name="P45"/>
      <text:p text:style-name="P45">Las inflaciones superiores a un 10% perjudican a la sociedad:</text:p>
      <text:p text:style-name="P45">Gente que recibe ingresos fijos (rentistas, pensionistas).</text:p>
      <text:p text:style-name="P45">Gran capacidad de aceleración cuando se intente frenar.</text:p>
      <text:p text:style-name="P45">Pérdida de referencia del precio de la situación de mercado.</text:p>
      <text:p text:style-name="P45"/>
      <text:p text:style-name="P47">En la deflación, a largo plazo es malo, ya que si la gente ve cómo los precios van bajando, retrasan sus decisiones de compra y no dan dinero a los negocios. Eso hace que no paguen a sus trabajadores y produzcan menos. Así se repite el ciclo.</text:p>
      <text:p text:style-name="P47"/>
      <text:p text:style-name="P22">El crecimiento económico</text:p>
      <text:p text:style-name="P46">Consiste en aumentar la producción de bienes y servicios. Marcado por una subida del PIB: <text:span text:style-name="T32">valor monetario de los bienes y servicios a precio de mercado de un país durante un periodo de tiempo determinado</text:span>. <text:span text:style-name="T32">La variable económica más sagrada que existe. Cuanto más crecimiento, más empresas, más empleo y menos paro. El crecimiento económico puede ir acompañado de externalidades negativas, relacionado por los costes. Por ejemplo, la contaminación. Traspasas tus problemas a otros. Ej: industria de papel que contamina el agua y no la limpia para ahorrarse costes. El agua tiene un </text:span><text:span text:style-name="T33">coste de salud física</text:span><text:span text:style-name="T32"> porque la gente se enferma, </text:span><text:span text:style-name="T33">y mental</text:span><text:span text:style-name="T32">.</text:span></text:p>
      <text:p text:style-name="P46"/>
      <text:p text:style-name="P47">Solución a las externalidades: intervención del Estado para obligarlas mediante leyes.</text:p>
      <text:p text:style-name="P47"/>
      <text:p text:style-name="P48">Aumento del PIB no informa sobre igualdad, la situación del país (medio ambiente, cultura, educación, guerras…). Se han creado otros índices que tienen en cuenta la felicidad de un país o el <text:soft-page-break/>estado del medio ambiente. Necesidad de indicadores comunes para compararse entre países, además de índices propios de cada país. Cada país tiene formas diversas de ser felices.</text:p>
      <text:p text:style-name="P48"/>
      <text:p text:style-name="P26">Distribución equitativa de la renta</text:p>
      <text:p text:style-name="P26"/>
      <text:p text:style-name="P48">Forma de medir la desigualdad: <text:span text:style-name="T2">Coeficiente de Gini/Curva de Lorenz</text:span></text:p>
      <text:p text:style-name="P48"/>
      <text:p text:style-name="P48">Gráfico población-ingresos. La perfección sería una línea recta. Lo malo es que porcentajes muy pequeños de la población acaparan un porcentaje muy grande de los ingresos. La no perfección sería un ángulo de 90º ←I <text:s/>Gini = A/(A+B)</text:p>
      <text:p text:style-name="P48"/>
      <text:p text:style-name="P87"><text:span text:style-name="T18">En el caso de España, en la década de los 2000 había una cierta estabilidad, pero que a partir del 2008, aumentó mucho la desigualdad. Estas desigualdades tienen límites. Si la </text:span><text:span text:style-name="T19">sociedad</text:span><text:span text:style-name="T18"> no puede mantenerse, </text:span><text:span text:style-name="T19">es previo a una revolución social. Hoy en día, España es uno de los países con más desigualdad de Europa. China, África, Brasil y USA son zonas también muy desiguales.</text:span></text:p>
      <text:p text:style-name="P51"/>
      <text:p text:style-name="P52">EQUIDAD NO ES LO MISMO DE IGUALDAD, equidad es que cada uno tenga lo que se merece.</text:p>
      <text:p text:style-name="P52">IGUALDAD DE OPORTUNIDADES, EQUIDAD FISCAL.</text:p>
      <text:p text:style-name="P52"/>
      <text:p text:style-name="P53">Luchar contra la pobreza: Aumentar volumen de producción, redistribuir renta, vía impuestos.</text:p>
      <text:p text:style-name="P53"/>
      <text:p text:style-name="P23">Eficiencia:</text:p>
      <text:p text:style-name="P54">Obtener el máximo beneficio con el mínimo esfuerzo. Dif<text:span text:style-name="T34">iere</text:span> de la eficacia, que es sólo alcanzar esos objetivos. Eficiencia estrechamente relacionada con el medio ambiente.</text:p>
      <text:p text:style-name="P54"/>
      <text:p text:style-name="P54">Interrelaciones entre los objetivos de política económica: complementarios si al perseguir uno se obtiene también el otro.</text:p>
      <text:p text:style-name="P54">Ej: Crecimiento-distribución renta; distribución renta-Ocupación</text:p>
      <text:p text:style-name="P57">Dos objetivos están en conflicto si nos vemos obligados a elegir entre uno u otro, ya que la obtención de uno perjudicará al otro. Ej:eficiencia-equidad;Inflación-pleno empleo.</text:p>
      <text:p text:style-name="P54"/>
      <text:p text:style-name="P24">Oferta, demanda y equilibrio de mercado</text:p>
      <text:p text:style-name="P69"><text:span text:style-name="T28">La </text:span><text:span text:style-name="T4">demanda</text:span><text:span text:style-name="T28"> refleja </text:span><text:span text:style-name="T4">las ganas</text:span><text:span text:style-name="T28"> de la gente de comprar un artículo de un precio dado. Gráfico Cantidad-Precio. Cuanta más cantidad </text:span><text:span text:style-name="T29">de oferta, baja el precio.</text:span></text:p>
      <text:p text:style-name="P55"/>
      <text:p text:style-name="P55">Puede inducir a especulación por la demanda de productos que ni siquiera existan.</text:p>
      <text:p text:style-name="P55"/>
      <text:p text:style-name="P28"><text:span text:style-name="T29">P</text:span><text:span text:style-name="T28">ropiedades de la demanda:</text:span></text:p>
      <text:p text:style-name="P58">Ley de la demanda: pendiente negativa en una población y momento concretos.</text:p>
      <text:p text:style-name="P58">2 razones independientes para que la cantidad demandada disminuya al subir el precio de un producto:</text:p>
      <text:p text:style-name="P58">1. Muchas personas utilizan un sustitutivo cercano (efecto sustitución)</text:p>
      <text:p text:style-name="P58">2. No se puede comprar tanto de ese producto como antes, ya que la renta relativa disminuye (efecto renta).</text:p>
      <text:p text:style-name="P58"/>
      <text:p text:style-name="P58">La <text:span text:style-name="T2">oferta</text:span> nos informa de la cantidad de productores/vendedores dispuestos a ofrecer un producto a distintos precios posibles.</text:p>
      <text:p text:style-name="P58">Gráfico cantidad-precio con pendiente positiva, a más precio de un producto, más gente querrá venderlo para ganar así dinero con él.</text:p>
      <text:p text:style-name="P58"/>
      <text:p text:style-name="P58"><text:soft-page-break/>Para que un oferente pueda vender un producto, su precio tiene que cubrir como mínimo el coste de producción.</text:p>
      <text:p text:style-name="P56"/>
      <text:p text:style-name="P49">Oferta: Cuanto más alto está el precio de un producto, más ganas tiene la gente de producirlo.</text:p>
      <text:p text:style-name="P56"/>
      <text:p text:style-name="P49">Funciones de oferta y demanda están dibujadas <text:span text:style-name="T2">a corto plazo</text:span>: en el mercado a corto plazo hay rigideces.</text:p>
      <text:p text:style-name="P49"/>
      <text:p text:style-name="P50">El punto de corte entre las funciones de oferta y demanda marca la coincidencia entre las ganas de comprar de los compradores y las ganas de vender de los vendedores. Así no hay ni excedentes ni falta de demanda.</text:p>
      <text:p text:style-name="P45"/>
      <text:p text:style-name="P81">Propiedad del equilibrio:</text:p>
      <text:p text:style-name="P58">NINGUNA REASIGNACIÓN PUEDE MEJORAR LA POSICIÓN DE ALGUNAS PERSONAS SIN EMPEORAR AL MENOS LA DE ALGUNAS OTRAS</text:p>
      <text:p text:style-name="P59"/>
      <text:p text:style-name="P27">Indicadores avanzados</text:p>
      <text:p text:style-name="P60">Ofrecen información útil para predecir el ciclo económico, dando señales avanzadas.</text:p>
      <text:p text:style-name="P60">Ej: Si aumentan los pedidos de un producto, en un tiempo aumentará la producción para suplir la demanda.</text:p>
      <text:p text:style-name="P60">Si sube el precio de las materias primas, subirá el precio de la gasolina o la electricidad.</text:p>
      <text:p text:style-name="P61">Indicador más usado: Pedidos industriale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1:56:48.055538852</meta:creation-date>
    <meta:generator>LibreOffice/6.4.6.2$Linux_X86_64 LibreOffice_project/40$Build-2</meta:generator>
    <dc:date>2021-03-01T20:48:08.926891048</dc:date>
    <meta:editing-duration>PT2H18M50S</meta:editing-duration>
    <meta:editing-cycles>9</meta:editing-cycles>
    <meta:document-statistic meta:table-count="0" meta:image-count="0" meta:object-count="0" meta:page-count="7" meta:paragraph-count="160" meta:word-count="2406" meta:character-count="15420" meta:non-whitespace-character-count="13164"/>
  </office:meta>
</office:document-meta>
</file>